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1">
  <office:scripts/>
  <office:font-face-decls>
    <style:font-face style:name="Wingdings" svg:font-family="Wingdings" style:font-charset="x-symbol"/>
    <style:font-face style:name="Webdings" svg:font-family="Webdings" style:font-family-generic="roman" style:font-pitch="variable" style:font-charset="x-symbol"/>
    <style:font-face style:name="Tahoma3" svg:font-family="Tahoma"/>
    <style:font-face style:name="Bookman" svg:font-family="Bookman, 'Bookman Old Style'" style:font-family-generic="roman"/>
    <style:font-face style:name="Lucida Sans Unicode" svg:font-family="'Lucida Sans Unicode'" style:font-pitch="variable"/>
    <style:font-face style:name="Tahoma2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</office:font-face-decls>
  <office:automatic-styles>
    <style:style style:name="Tableau1" style:family="table">
      <style:table-properties style:width="16.2cm" table:align="margins" style:writing-mode="lr-tb"/>
    </style:style>
    <style:style style:name="Tableau1.A" style:family="table-column">
      <style:table-column-properties style:column-width="8.571cm" style:rel-column-width="34674*"/>
    </style:style>
    <style:style style:name="Tableau1.B" style:family="table-column">
      <style:table-column-properties style:column-width="7.629cm" style:rel-column-width="30861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>
        <style:tab-stops>
          <style:tab-stop style:position="10.001cm"/>
        </style:tab-stops>
      </style:paragraph-properties>
      <style:text-properties style:font-name="Tahoma1" style:font-name-complex="Tahoma1"/>
    </style:style>
    <style:style style:name="P2" style:family="paragraph" style:parent-style-name="Standard">
      <style:paragraph-properties>
        <style:tab-stops>
          <style:tab-stop style:position="10.458cm"/>
        </style:tab-stops>
      </style:paragraph-properties>
      <style:text-properties style:font-name="Tahoma1" style:font-name-complex="Tahoma1"/>
    </style:style>
    <style:style style:name="P3" style:family="paragraph" style:parent-style-name="Standard">
      <style:paragraph-properties fo:text-align="start" style:justify-single-word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ahoma1" fo:font-size="10.5pt" fo:font-weight="normal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Tahoma1" fo:font-size="10pt" style:font-size-asian="10pt" style:font-name-complex="Tahoma1" style:font-size-complex="10pt"/>
    </style:style>
    <style:style style:name="P6" style:family="paragraph" style:parent-style-name="R_3d_1.5_20_I_3d_0_20_Just.">
      <style:text-properties style:font-name="Tahoma1" fo:font-size="11pt" fo:font-style="italic" fo:font-weight="bold" style:font-size-asian="11pt" style:font-style-asian="italic" style:font-weight-asian="bold" style:font-name-complex="Tahoma1"/>
    </style:style>
    <style:style style:name="P7" style:family="paragraph" style:parent-style-name="R_3d_1.5_20_I_3d_0_20_Just.">
      <style:text-properties style:font-name="Arial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ahoma1" fo:font-size="8pt" style:font-size-asian="8pt" style:font-size-complex="8pt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Tahoma1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ahoma1" fo:font-size="11pt" style:font-size-asian="11pt" style:font-size-complex="11pt"/>
    </style:style>
    <style:style style:name="P11" style:family="paragraph" style:parent-style-name="Standard">
      <style:paragraph-properties fo:margin-left="0cm" fo:margin-right="0cm" fo:margin-top="0cm" fo:margin-bottom="0.199cm" fo:text-align="justify" style:justify-single-word="false" fo:text-indent="0cm" style:auto-text-indent="false"/>
      <style:text-properties style:font-name="Tahoma1" fo:font-size="10.5pt" fo:font-weight="normal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margin-left="0cm" fo:margin-right="0cm" fo:margin-top="0.499cm" fo:margin-bottom="0cm" fo:text-align="start" style:justify-single-word="false" fo:text-indent="0cm" style:auto-text-indent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13" style:family="paragraph" style:parent-style-name="R_3d_1.5_20_I_3d_0_20_Just.">
      <style:paragraph-properties fo:margin-left="0cm" fo:margin-right="0cm" fo:margin-top="0cm" fo:margin-bottom="0cm" fo:line-height="100%" fo:text-align="center" style:justify-single-word="false" fo:text-indent="0cm" style:auto-text-indent="false" style:border-line-width="0.002cm 0.035cm 0.002cm" fo:padding="0.049cm" fo:border="0.039cm double #000000" style:shadow="none"/>
      <style:text-properties fo:color="#000000" style:font-name="Tahoma1" fo:font-size="10.5pt" fo:font-weight="bold" style:font-size-asian="10.5pt" style:font-weight-asian="bold" style:font-name-complex="Tahoma1" style:font-size-complex="10.5pt" style:font-weight-complex="bold"/>
    </style:style>
    <style:style style:name="P14" style:family="paragraph" style:parent-style-name="R_3d_1.5_20_I_3d_1_20_Just.">
      <style:paragraph-properties fo:margin-left="7.534cm" fo:margin-right="1.501cm" fo:margin-top="0.071cm" fo:margin-bottom="0.071cm" fo:text-align="center" style:justify-single-word="false" fo:text-indent="1cm" style:auto-text-indent="false"/>
      <style:text-properties style:font-name="Tahoma1" fo:font-size="11pt" style:font-size-asian="11pt" style:font-name-complex="Tahoma1"/>
    </style:style>
    <style:style style:name="P15" style:family="paragraph" style:parent-style-name="R_3d_1.5_20_I_3d_1_20_Just.">
      <style:paragraph-properties fo:margin-left="7.534cm" fo:margin-right="1.501cm" fo:margin-top="0.071cm" fo:margin-bottom="0.071cm" fo:text-align="center" style:justify-single-word="false" fo:text-indent="1cm" style:auto-text-indent="false"/>
      <style:text-properties style:font-name="Tahoma1" fo:font-size="11pt" fo:font-style="normal" style:text-underline-style="none" fo:font-weight="bold" style:font-size-asian="11pt" style:font-style-asian="normal" style:font-weight-asian="bold" style:font-name-complex="Tahoma1" style:font-style-complex="normal" style:font-weight-complex="bold"/>
    </style:style>
    <style:style style:name="P16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</style:style>
    <style:style style:name="P17" style:family="paragraph" style:parent-style-name="Standard">
      <style:paragraph-properties fo:text-align="start" style:justify-single-word="false" style:shadow="none">
        <style:tab-stops/>
      </style:paragraph-properties>
    </style:style>
    <style:style style:name="P18" style:family="paragraph" style:parent-style-name="Standard">
      <style:paragraph-properties fo:text-align="center" style:justify-single-word="false" style:shadow="none">
        <style:tab-stops/>
      </style:paragraph-properties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Standard">
      <style:paragraph-properties fo:text-align="center" style:justify-single-word="false" style:shadow="none">
        <style:tab-stops/>
      </style:paragraph-properties>
      <style:text-properties fo:font-style="italic" style:font-style-asian="italic" style:font-style-complex="italic"/>
    </style:style>
    <style:style style:name="P20" style:family="paragraph" style:parent-style-name="Standard" style:master-page-name="First_20_Page">
      <style:paragraph-properties style:page-number="auto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Tahoma1" fo:font-size="9pt" style:font-size-asian="9pt" style:font-size-complex="9pt"/>
    </style:style>
    <style:style style:name="P22" style:family="paragraph" style:parent-style-name="Standard">
      <style:paragraph-properties fo:margin-left="0cm" fo:margin-right="0cm" fo:text-indent="0cm" style:auto-text-indent="false">
        <style:tab-stops>
          <style:tab-stop style:position="11.502cm"/>
        </style:tab-stops>
      </style:paragraph-properties>
      <style:text-properties style:font-name="Tahoma1" fo:font-size="9pt" fo:font-weight="normal" style:font-size-asian="9pt" style:font-weight-asian="normal" style:font-size-complex="9pt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>
          <style:tab-stop style:position="8.546cm"/>
        </style:tab-stops>
      </style:paragraph-properties>
      <style:text-properties style:font-name="Tahoma1" fo:font-size="8pt" fo:font-weight="bold" style:font-size-asian="8pt" style:font-weight-asian="bold" style:font-size-complex="8pt" style:font-weight-complex="bold"/>
    </style:style>
    <style:style style:name="P24" style:family="paragraph" style:parent-style-name="Standard">
      <style:paragraph-properties fo:margin-left="0cm" fo:margin-right="0cm" fo:text-indent="0cm" style:auto-text-indent="false">
        <style:tab-stops>
          <style:tab-stop style:position="8.493cm"/>
        </style:tab-stops>
      </style:paragraph-properties>
      <style:text-properties style:font-name="Tahoma1" fo:font-size="8pt" fo:font-weight="normal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>
          <style:tab-stop style:position="9.26cm"/>
        </style:tab-stops>
      </style:paragraph-properties>
      <style:text-properties style:font-name="Tahoma1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left="0.053cm" fo:margin-right="0cm" fo:text-indent="0cm" style:auto-text-indent="false">
        <style:tab-stops>
          <style:tab-stop style:position="8.546cm"/>
        </style:tab-stops>
      </style:paragraph-properties>
      <style:text-properties style:font-name="Tahoma1" fo:font-size="8pt" fo:font-weight="bold" style:font-size-asian="8pt" style:font-weight-asian="bold" style:font-size-complex="8pt" style:font-weight-complex="bold"/>
    </style:style>
    <style:style style:name="P27" style:family="paragraph" style:parent-style-name="Standard">
      <style:paragraph-properties fo:margin-left="0.053cm" fo:margin-right="0cm" fo:text-indent="0cm" style:auto-text-indent="false">
        <style:tab-stops>
          <style:tab-stop style:position="9.26cm"/>
        </style:tab-stops>
      </style:paragraph-properties>
      <style:text-properties style:font-name="Tahoma1" fo:font-size="8pt" style:font-size-asian="8pt" style:font-size-complex="8pt"/>
    </style:style>
    <style:style style:name="P28" style:family="paragraph" style:parent-style-name="Standard">
      <style:paragraph-properties fo:margin-left="0.053cm" fo:margin-right="0cm" fo:text-indent="0cm" style:auto-text-indent="false">
        <style:tab-stops>
          <style:tab-stop style:position="8.493cm"/>
        </style:tab-stops>
      </style:paragraph-properties>
      <style:text-properties style:font-name="Tahoma1" fo:font-size="10pt" style:font-size-asian="10pt" style:font-size-complex="10pt"/>
    </style:style>
    <style:style style:name="P29" style:family="paragraph" style:parent-style-name="Standard">
      <style:paragraph-properties fo:margin-left="0.053cm" fo:margin-right="0cm" fo:text-indent="0cm" style:auto-text-indent="false">
        <style:tab-stops>
          <style:tab-stop style:position="9.26cm"/>
        </style:tab-stops>
      </style:paragraph-properties>
      <style:text-properties style:font-name="Tahoma1" fo:font-size="10pt" style:font-name-asian="Times New Roman" style:font-size-asian="10pt" style:font-name-complex="Times New Roman" style:font-size-complex="10pt"/>
    </style:style>
    <style:style style:name="P30" style:family="paragraph" style:parent-style-name="R_3d_1.5_20_I_3d_1_20_Just.">
      <style:paragraph-properties fo:margin-left="9.502cm" fo:margin-right="1.501cm" fo:margin-top="0.071cm" fo:margin-bottom="0.071cm" fo:text-align="center" style:justify-single-word="false" fo:text-indent="1cm" style:auto-text-indent="false"/>
      <style:text-properties style:font-name="Tahoma1" fo:font-size="10.5pt" fo:language="fr" fo:country="FR" fo:font-weight="normal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T1" style:family="text">
      <style:text-properties style:font-name="Tahoma1" fo:font-size="11pt" fo:font-style="italic" fo:font-weight="bold" style:font-size-asian="11pt" style:font-style-asian="italic" style:font-weight-asian="bold" style:font-name-complex="Tahoma1"/>
    </style:style>
    <style:style style:name="T2" style:family="text">
      <style:text-properties style:font-name="Tahoma1" fo:font-size="11pt" fo:font-style="italic" style:text-underline-style="none" fo:font-weight="bold" style:font-size-asian="11pt" style:font-style-asian="italic" style:font-weight-asian="bold" style:font-name-complex="Tahoma1"/>
    </style:style>
    <style:style style:name="T3" style:family="text">
      <style:text-properties style:font-name="Wingdings" style:font-name-asian="Wingdings" style:font-name-complex="Wingdings"/>
    </style:style>
    <style:style style:name="T4" style:family="text">
      <style:text-properties style:font-name-asian="Times New Roman" style:font-name-complex="Times New Roman"/>
    </style:style>
    <style:style style:name="T5" style:family="text">
      <style:text-properties style:font-name="Webdings" style:font-name-asian="Webdings" style:font-name-complex="Webdings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0pt" style:font-size-asian="10pt" style:font-size-complex="10pt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date_seance"/>
        <text:user-field-decl office:value-type="string" office:string-value="hh" text:name="hh_seance"/>
        <text:user-field-decl office:value-type="string" office:string-value="mm" text:name="mm_seance"/>
        <text:user-field-decl office:value-type="string" office:string-value="type" text:name="type_seance"/>
        <text:user-field-decl office:value-type="string" office:string-value="theme" text:name="T1_theme"/>
        <text:user-field-decl office:value-type="string" office:string-value="pos" text:name="position_projet"/>
        <text:user-field-decl office:value-type="string" office:string-value="libellé" text:name="objet_projet"/>
        <text:user-field-decl office:value-type="float" office:value="0" text:name="datePrecedent"/>
        <text:user-field-decl office:value-type="string" office:string-value="M" text:name="salutation_acteur"/>
        <text:user-field-decl office:value-type="string" office:string-value="prénom" text:name="prenom_acteur"/>
        <text:user-field-decl office:value-type="string" office:string-value="nom" text:name="nom_acteur"/>
        <text:user-field-decl office:value-type="string" office:string-value="adresse1" text:name="adresse1_acteur"/>
        <text:user-field-decl office:value-type="string" office:string-value="" text:name="adresse2_acteur"/>
        <text:user-field-decl office:value-type="string" office:string-value="cp" text:name="cp_acteur"/>
        <text:user-field-decl office:value-type="string" office:string-value="ville" text:name="ville_acteur"/>
      </text:user-field-decls>
      <text:p text:style-name="P20"/>
      <text:p text:style-name="Standard"/>
      <text:p text:style-name="Standard"/>
      <text:p text:style-name="Standard"/>
      <text:p text:style-name="Standard"/>
      <text:p text:style-name="P2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3"/>
            <text:p text:style-name="P23">Service Assemblée – Courrier</text:p>
            <text:p text:style-name="P24">Affaire suivie par Corinne POURRERE</text:p>
            <text:p text:style-name="P25"><text:span text:style-name="T3"></text:span><text:span text:style-name="T4"> : 05.57.93.63.87 - </text:span><text:span text:style-name="T5"></text:span><text:span text:style-name="T4">: 05.57.93.63.35</text:span></text:p>
            <text:p text:style-name="P25">email : <text:a xlink:type="simple" xlink:href="mailto:corinne.pourrere@mairie-pessac.fr">corinne.pourrere@mairie-pessac.fr</text:a></text:p>
            <text:p text:style-name="P25"/>
            <text:p text:style-name="P22">Réf : CP</text:p>
          </table:table-cell>
          <table:table-cell table:style-name="Tableau1.A1" office:value-type="string">
            <text:p text:style-name="P26"><text:span text:style-name="T7"><text:user-field-get text:name="salutation_acteur">M</text:user-field-get></text:span><text:span text:style-name="T7"> </text:span><text:span text:style-name="T7"><text:user-field-get text:name="prenom_acteur">prénom</text:user-field-get></text:span><text:span text:style-name="T7"> </text:span><text:span text:style-name="T7"><text:user-field-get text:name="nom_acteur">nom</text:user-field-get></text:span></text:p>
            <text:p text:style-name="P28"><text:user-field-get text:name="adresse1_acteur">adresse1</text:user-field-get></text:p>
            <text:p text:style-name="P29"><text:user-field-get text:name="adresse2_acteur"/></text:p>
            <text:p text:style-name="P27"><text:span text:style-name="T7"><text:user-field-get text:name="cp_acteur">cp</text:user-field-get></text:span><text:span text:style-name="T7"> </text:span><text:span text:style-name="T7"><text:user-field-get text:name="ville_acteur">ville</text:user-field-get></text:span></text:p>
          </table:table-cell>
        </table:table-row>
      </table:table>
      <text:p text:style-name="P9"/>
      <text:p text:style-name="P2"><text:tab/>Pessac, le <text:date style:data-style-name="N37" text:date-value="2013-06-05T10:46:09.43" text:fixed="true">05/06/13</text:date></text:p>
      <text:p text:style-name="P1"/>
      <text:p text:style-name="P1"/>
      <text:p text:style-name="P1"/>
      <text:p text:style-name="P1"/>
      <text:p text:style-name="R_3d_1.5_20_I_3d_0_20_Just."><text:span text:style-name="T2">Objet</text:span><text:span text:style-name="T1"> : Conseil Municipal du </text:span><text:span text:style-name="T1"><text:user-field-get style:data-style-name="N38" text:name="date_seance">samedi 30 décembre 1899</text:user-field-get></text:span></text:p>
      <text:p text:style-name="P6"/>
      <text:p text:style-name="P16">Cher(e) Collègue,</text:p>
      <text:p text:style-name="P17"/>
      <text:p text:style-name="P17">J’ai l’honneur de vous inviter à assister à une séance du Conseil Municipal qui aura lieu le :</text:p>
      <text:p text:style-name="P17"/>
      <text:p text:style-name="P18"><text:user-field-get style:data-style-name="N79" text:name="date_seance">samedi 30 décembre 1899</text:user-field-get> à <text:user-field-get text:name="hh_seance">hh</text:user-field-get> h<text:user-field-get text:name="mm_seance">mm</text:user-field-get></text:p>
      <text:p text:style-name="P19">dans la salle de la mairie affectée à ses délibérations.</text:p>
      <text:p text:style-name="P17"/>
      <text:p text:style-name="P17">Vous trouverez ci-joint l’ordre du jour et les dossiers du Conseil Municipal.</text:p>
      <text:p text:style-name="P17"/>
      <text:p text:style-name="P17">Comptant sur votre présence,</text:p>
      <text:p text:style-name="P17"/>
      <text:p text:style-name="P17">Je vous prie de croire, Cher(e) Collègue, à l’assurance de mes sentiments les meilleurs.</text:p>
      <text:p text:style-name="P7"><text:s text:c="2"/></text:p>
      <text:p text:style-name="P7"/>
      <text:p text:style-name="P14">Le Maire,</text:p>
      <text:p text:style-name="P14">Conseiller Général,</text:p>
      <text:p text:style-name="P14">Vice-Président de la C.U.B</text:p>
      <text:p text:style-name="P14"/>
      <text:p text:style-name="P14"/>
      <text:p text:style-name="P14"/>
      <text:p text:style-name="P15">Jean-Jacques BENOÎT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>
  <office:font-face-decls>
    <style:font-face style:name="Wingdings" svg:font-family="Wingdings" style:font-charset="x-symbol"/>
    <style:font-face style:name="Webdings" svg:font-family="Webdings" style:font-family-generic="roman" style:font-pitch="variable" style:font-charset="x-symbol"/>
    <style:font-face style:name="Tahoma3" svg:font-family="Tahoma"/>
    <style:font-face style:name="Bookman" svg:font-family="Bookman, 'Bookman Old Style'" style:font-family-generic="roman"/>
    <style:font-face style:name="Lucida Sans Unicode" svg:font-family="'Lucida Sans Unicode'" style:font-pitch="variable"/>
    <style:font-face style:name="Tahoma2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fr" style:country-asian="FR" style:font-name-complex="Tahoma2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="100%" fo:margin-left="0.499cm" fo:margin-right="0cm" fo:margin-top="0cm" fo:margin-bottom="0cm" fo:orphans="2" fo:widows="2" fo:text-indent="1cm" style:auto-text-indent="false" style:writing-mode="lr-tb"/>
      <style:text-properties style:use-window-font-color="true" style:font-name="Tahoma" fo:font-size="11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="100%" fo:margin-left="1.501cm" fo:margin-right="0cm" fo:margin-top="0cm" fo:margin-bottom="0cm" fo:text-align="justify" style:justify-single-word="false" fo:text-indent="2cm" style:auto-text-indent="false"/>
      <style:text-properties fo:font-size="12pt" style:font-size-asian="12pt"/>
    </style:style>
    <style:style style:name="Signature" style:family="paragraph" style:parent-style-name="Standard" style:class="text">
      <style:paragraph-properties fo:margin="100%" fo:margin-left="1.501cm" fo:margin-right="1.501cm" fo:margin-top="0cm" fo:margin-bottom="0cm" fo:line-height="0.423cm" fo:text-align="justify" style:justify-single-word="false" fo:text-indent="0cm" style:auto-text-indent="false">
        <style:tab-stops>
          <style:tab-stop style:position="10.945cm" style:type="center"/>
        </style:tab-stops>
      </style:paragraph-properties>
      <style:text-properties style:font-name="Bookman" fo:font-size="12pt" fo:language="fr" fo:country="CA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="100%" fo:margin-left="0cm" fo:margin-right="-1.503cm" fo:margin-top="0cm" fo:margin-bottom="0cm" fo:text-indent="0cm" style:auto-text-indent="false" fo:keep-with-next="always">
        <style:tab-stops>
          <style:tab-stop style:position="10.001cm"/>
        </style:tab-stops>
      </style:paragraph-properties>
      <style:text-properties fo:font-size="12pt" style:font-size-asian="12pt"/>
    </style:style>
    <style:style style:name="Heading_20_2" style:display-name="Heading 2" style:family="paragraph" style:parent-style-name="Standard" style:next-style-name="Standard" style:class="text">
      <style:paragraph-properties fo:margin="100%" fo:margin-left="0.501cm" fo:margin-right="-0.002cm" fo:margin-top="0cm" fo:margin-bottom="0.423cm" fo:text-align="justify" style:justify-single-word="false" fo:text-indent="1cm" style:auto-text-indent="false" fo:keep-with-next="always"/>
      <style:text-properties fo:font-size="12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class="text">
      <style:paragraph-properties fo:margin="100%" fo:margin-left="11.001cm" fo:margin-right="-0.002cm" fo:margin-top="0cm" fo:margin-bottom="0cm" fo:text-align="center" style:justify-single-word="false" fo:text-indent="0cm" style:auto-text-indent="false" fo:keep-with-next="always"/>
      <style:text-properties fo:font-size="12pt" style:font-size-asian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Entête" style:family="paragraph" style:parent-style-name="Standard">
      <style:paragraph-properties fo:text-align="justify" style:justify-single-word="false">
        <style:tab-stops>
          <style:tab-stop style:position="8.502cm"/>
        </style:tab-stops>
      </style:paragraph-properties>
      <style:text-properties fo:font-size="12pt" style:font-size-asian="12pt"/>
    </style:style>
    <style:style style:name="R_3d_1.5_20_I_3d_0_20_Just." style:display-name="R=1.5 I=0 Just." style:family="paragraph">
      <style:paragraph-properties fo:margin="100%" fo:margin-left="1.501cm" fo:margin-right="1.501cm" fo:margin-top="0cm" fo:margin-bottom="0.423cm" fo:line-height="0.423cm" fo:text-align="justify" style:justify-single-word="false" fo:orphans="2" fo:widows="2" fo:text-indent="0cm" style:auto-text-indent="false"/>
      <style:text-properties style:use-window-font-color="true" style:font-name="Times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R_3d_1.5_20_I_3d_1_20_Just." style:display-name="R=1.5 I=1 Just." style:family="paragraph">
      <style:paragraph-properties fo:margin="100%" fo:margin-left="1.501cm" fo:margin-right="1.501cm" fo:margin-top="0cm" fo:margin-bottom="0.423cm" fo:line-height="0.423cm" fo:text-align="justify" style:justify-single-word="false" fo:orphans="2" fo:widows="2" fo:text-indent="1cm" style:auto-text-indent="false"/>
      <style:text-properties style:use-window-font-color="true" style:font-name="Times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Internet_20_link" style:display-name="Internet link" style:family="text" style:parent-style-name="WW-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Police_20_par_20_défau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1cm" fo:margin-right="2.401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401cm" fo:margin-right="2.401cm" style:writing-mode="lr-tb" style:layout-grid-color="#c0c0c0" style:layout-grid-lines="39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generator>OpenOffice.org/3.4.1$Win32 OpenOffice.org_project/341m1$Build-9593</meta:generator>
    <dc:title>TECHNIQUES\SEDIV\	</dc:title>
    <meta:initial-creator>MAIRIE DE PESSAC</meta:initial-creator>
    <meta:creation-date>2001-10-24T10:14:00</meta:creation-date>
    <dc:date>2013-06-05T10:46:54.39</dc:date>
    <meta:print-date>2011-10-07T10:33:02.47</meta:print-date>
    <dc:language>en-US</dc:language>
    <meta:editing-cycles>157</meta:editing-cycles>
    <meta:editing-duration>PT4H36M23S</meta:editing-duration>
    <meta:printed-by>mairie de pessac </meta:printed-by>
    <meta:document-statistic meta:table-count="1" meta:image-count="0" meta:object-count="0" meta:page-count="1" meta:paragraph-count="23" meta:word-count="117" meta:character-count="718"/>
    <meta:user-defined meta:name="Info 1"/>
    <meta:user-defined meta:name="Info 2"/>
    <meta:user-defined meta:name="Info 3"/>
    <meta:user-defined meta:name="Info 4"/>
  </office:meta>
</office:document-meta>
</file>